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9000000412F27D81CBAF264C4.png" manifest:media-type="image/png"/>
  <manifest:file-entry manifest:full-path="Pictures/1000000000000400000004005F190639E936FC3E.jpg" manifest:media-type="image/jpeg"/>
  <manifest:file-entry manifest:full-path="Pictures/100002010000003E00000054CC297804C480E452.png" manifest:media-type="image/png"/>
  <manifest:file-entry manifest:full-path="Pictures/10000201000000D800000085F0921B7E035B76D1.png" manifest:media-type="image/png"/>
  <manifest:file-entry manifest:full-path="Pictures/10000201000000440000004EEF8C059994FE1AEB.png" manifest:media-type="image/png"/>
  <manifest:file-entry manifest:full-path="Pictures/100002010000001500000042D26A5C1D93CA2F19.png" manifest:media-type="image/png"/>
  <manifest:file-entry manifest:full-path="Pictures/1000020100000019000000508A2B8F0D522D1B31.png" manifest:media-type="image/png"/>
  <manifest:file-entry manifest:full-path="Pictures/100002010000000B00000049FCF3A480E97F5CB8.png" manifest:media-type="image/png"/>
  <manifest:file-entry manifest:full-path="Pictures/100002010000001500000017B7411A66A6696B1D.png" manifest:media-type="image/png"/>
  <manifest:file-entry manifest:full-path="Pictures/10000201000000400000005754D55031474B7FF6.png" manifest:media-type="image/png"/>
  <manifest:file-entry manifest:full-path="Pictures/100002010000003D0000004E5F7A1AC09A8E26E9.png" manifest:media-type="image/png"/>
  <manifest:file-entry manifest:full-path="Pictures/100002010000000B000000215C8ACBB7C5DE4E9D.png" manifest:media-type="image/png"/>
  <manifest:file-entry manifest:full-path="Pictures/100002010000001700000014F79B245E75874F34.png" manifest:media-type="image/png"/>
  <manifest:file-entry manifest:full-path="Pictures/10000201000000D800000019D76BE09FF88808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shadow="hidden" draw:shadow-offset-x="0.212cm" draw:shadow-offset-y="0cm" draw:shadow-opacity="28%" draw:color-mode="standard" draw:luminance="0%" draw:contrast="0%" draw:gamma="100%" draw:red="0%" draw:green="0%" draw:blue="0%" fo:clip="rect(0cm, 0cm, 1.634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25.749cm" svg:height="15.749cm" svg:x="1.651cm" svg:y="0.001cm">
            <draw:image xlink:href="Pictures/1000000000000400000004005F190639E936FC3E.jpg" xlink:type="simple" xlink:show="embed" xlink:actuate="onLoad" loext:mime-type="image/jpeg">
              <text:p/>
            </draw:image>
          </draw:frame>
          <draw:frame draw:style-name="gr2" draw:text-style-name="P1" draw:layer="layout" svg:width="12.72cm" svg:height="11.952cm" svg:x="7.88cm" svg:y="2.048cm">
            <draw:image xlink:href="Pictures/1000000000000400000004005F190639E936FC3E.jpg" xlink:type="simple" xlink:show="embed" xlink:actuate="onLoad" loext:mime-type="image/jpeg">
              <text:p/>
            </draw:image>
          </draw:frame>
          <draw:frame draw:style-name="gr1" draw:text-style-name="P1" draw:layer="layout" svg:width="5.714cm" svg:height="6.8cm" svg:x="19.886cm" svg:y="2.8cm">
            <draw:image xlink:href="Pictures/10000201000000D800000085F0921B7E035B76D1.png" xlink:type="simple" xlink:show="embed" xlink:actuate="onLoad" loext:mime-type="image/png">
              <text:p/>
            </draw:image>
          </draw:frame>
          <draw:frame draw:style-name="gr1" draw:text-style-name="P1" draw:layer="layout" svg:width="5.714cm" svg:height="6.8cm" svg:x="19.886cm" svg:y="2.8cm">
            <draw:image xlink:href="Pictures/10000201000000D800000085F0921B7E035B76D1.png" xlink:type="simple" xlink:show="embed" xlink:actuate="onLoad" loext:mime-type="image/png">
              <text:p/>
            </draw:image>
          </draw:frame>
          <draw:frame draw:style-name="gr1" draw:text-style-name="P1" draw:layer="layout" svg:width="5.714cm" svg:height="7cm" svg:x="3.2cm" svg:y="2.8cm">
            <draw:image xlink:href="Pictures/10000201000000D800000085F0921B7E035B76D1.png" xlink:type="simple" xlink:show="embed" xlink:actuate="onLoad" loext:mime-type="image/png">
              <text:p/>
            </draw:image>
          </draw:frame>
          <draw:frame draw:style-name="gr1" draw:text-style-name="P2" draw:layer="layout" svg:width="5.714cm" svg:height="1.6cm" svg:x="11.486cm" svg:y="1.6cm">
            <draw:image xlink:href="Pictures/10000201000000D800000085F0921B7E035B76D1.png" xlink:type="simple" xlink:show="embed" xlink:actuate="onLoad" loext:mime-type="image/png">
              <text:p/>
            </draw:image>
          </draw:frame>
          <draw:frame draw:style-name="gr1" draw:text-style-name="P1" draw:layer="layout" svg:width="0.722cm" svg:height="2.316cm" svg:x="17.84cm" svg:y="5.784cm">
            <draw:image xlink:href="Pictures/1000020100000019000000508A2B8F0D522D1B31.png" xlink:type="simple" xlink:show="embed" xlink:actuate="onLoad" loext:mime-type="image/png">
              <text:p/>
            </draw:image>
          </draw:frame>
          <draw:frame draw:style-name="gr1" draw:text-style-name="P1" draw:layer="layout" svg:width="0.56cm" svg:height="1.55cm" svg:x="16.78cm" svg:y="5.991cm">
            <draw:image xlink:href="Pictures/100002010000001500000042D26A5C1D93CA2F19.png" xlink:type="simple" xlink:show="embed" xlink:actuate="onLoad" loext:mime-type="image/png">
              <text:p/>
            </draw:image>
          </draw:frame>
          <draw:frame draw:style-name="gr1" draw:text-style-name="P1" draw:layer="layout" svg:width="0.4cm" svg:height="2.209cm" svg:x="17.2cm" svg:y="5.991cm">
            <draw:image xlink:href="Pictures/100002010000000B00000049FCF3A480E97F5CB8.png" xlink:type="simple" xlink:show="embed" xlink:actuate="onLoad" loext:mime-type="image/png">
              <text:p/>
            </draw:image>
          </draw:frame>
          <draw:frame draw:style-name="gr1" draw:text-style-name="P1" draw:layer="layout" svg:width="0.585cm" svg:height="1.433cm" svg:x="15.35cm" svg:y="6.2cm">
            <draw:image xlink:href="Pictures/100002010000000B00000049FCF3A480E97F5CB8.png" xlink:type="simple" xlink:show="embed" xlink:actuate="onLoad" loext:mime-type="image/png">
              <text:p/>
            </draw:image>
          </draw:frame>
          <draw:frame draw:style-name="gr1" draw:text-style-name="P1" draw:layer="layout" svg:width="0.58cm" svg:height="1.633cm" svg:x="15.35cm" svg:y="6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0.2cm" svg:height="2.233cm" svg:x="18.4cm" svg:y="5.767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1cm" svg:height="2.4cm" svg:x="17cm" svg:y="5.8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0.2cm" svg:height="2.233cm" svg:x="18.4cm" svg:y="5.768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1.2cm" svg:height="0.231cm" svg:x="17.4cm" svg:y="7.969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1.489cm" svg:height="2.025cm" svg:x="16.2cm" svg:y="5.8cm">
            <draw:image xlink:href="Pictures/10000201000000400000005754D55031474B7FF6.png" xlink:type="simple" xlink:show="embed" xlink:actuate="onLoad" loext:mime-type="image/png">
              <text:p/>
            </draw:image>
          </draw:frame>
          <draw:frame draw:style-name="gr1" draw:text-style-name="P1" draw:layer="layout" svg:width="1.407cm" svg:height="1.8cm" svg:x="14.615cm" svg:y="5.778cm">
            <draw:image xlink:href="Pictures/100002010000003D0000004E5F7A1AC09A8E26E9.png" xlink:type="simple" xlink:show="embed" xlink:actuate="onLoad" loext:mime-type="image/png">
              <text:p/>
            </draw:image>
          </draw:frame>
          <draw:frame draw:style-name="gr1" draw:text-style-name="P1" draw:layer="layout" svg:width="0.2cm" svg:height="1.633cm" svg:x="16.022cm" svg:y="5.967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1.569cm" svg:height="1.8cm" svg:x="12.731cm" svg:y="5.8cm">
            <draw:image xlink:href="Pictures/10000201000000440000004EEF8C059994FE1AEB.png" xlink:type="simple" xlink:show="embed" xlink:actuate="onLoad" loext:mime-type="image/png">
              <text:p/>
            </draw:image>
          </draw:frame>
          <draw:frame draw:style-name="gr1" draw:text-style-name="P1" draw:layer="layout" svg:width="0.4cm" svg:height="1.633cm" svg:x="12.4cm" svg:y="5.967cm">
            <draw:image xlink:href="Pictures/100002010000001500000017B7411A66A6696B1D.png" xlink:type="simple" xlink:show="embed" xlink:actuate="onLoad" loext:mime-type="image/png">
              <text:p/>
            </draw:image>
          </draw:frame>
          <draw:frame draw:style-name="gr1" draw:text-style-name="P1" draw:layer="layout" svg:width="1.431cm" svg:height="1.94cm" svg:x="11.236cm" svg:y="5.905cm">
            <draw:image xlink:href="Pictures/100002010000003E00000054CC297804C480E452.png" xlink:type="simple" xlink:show="embed" xlink:actuate="onLoad" loext:mime-type="image/png">
              <text:p/>
            </draw:image>
          </draw:frame>
          <draw:frame draw:style-name="gr1" draw:text-style-name="P1" draw:layer="layout" svg:width="0.4cm" svg:height="0.85cm" svg:x="10.844cm" svg:y="7cm">
            <draw:image xlink:href="Pictures/100002010000001700000014F79B245E75874F34.png" xlink:type="simple" xlink:show="embed" xlink:actuate="onLoad" loext:mime-type="image/png">
              <text:p/>
            </draw:image>
          </draw:frame>
          <draw:frame draw:style-name="gr1" draw:text-style-name="P1" draw:layer="layout" svg:width="5.714cm" svg:height="0.66cm" svg:x="11.24cm" svg:y="7.607cm">
            <draw:image xlink:href="Pictures/10000201000000D800000019D76BE09FF8880834.png" xlink:type="simple" xlink:show="embed" xlink:actuate="onLoad" loext:mime-type="image/png">
              <text:p/>
            </draw:image>
          </draw:frame>
          <draw:frame draw:style-name="gr1" draw:text-style-name="P1" draw:layer="layout" svg:width="0.169cm" svg:height="1.672cm" svg:x="12.631cm" svg:y="5.928cm">
            <draw:image xlink:href="Pictures/100002010000000B000000215C8ACBB7C5DE4E9D.png" xlink:type="simple" xlink:show="embed" xlink:actuate="onLoad" loext:mime-type="image/png">
              <text:p/>
            </draw:image>
          </draw:frame>
          <draw:frame draw:style-name="gr1" draw:text-style-name="P1" draw:layer="layout" svg:width="0.443cm" svg:height="1.72cm" svg:x="14.2cm" svg:y="5.888cm">
            <draw:image xlink:href="Pictures/1000020100000009000000412F27D81CBAF264C4.png" xlink:type="simple" xlink:show="embed" xlink:actuate="onLoad" loext:mime-type="image/png">
              <text:p/>
            </draw:image>
          </draw:frame>
          <draw:frame draw:style-name="gr1" draw:text-style-name="P1" draw:layer="layout" svg:width="0.48cm" svg:height="1.72cm" svg:x="15.935cm" svg:y="5.913cm">
            <draw:image xlink:href="Pictures/1000020100000009000000412F27D81CBAF264C4.png" xlink:type="simple" xlink:show="embed" xlink:actuate="onLoad" loext:mime-type="image/png">
              <text:p/>
            </draw:image>
          </draw:frame>
          <draw:frame draw:style-name="gr1" draw:text-style-name="P1" draw:layer="layout" svg:width="1.6cm" svg:height="0.231cm" svg:x="17cm" svg:y="5.76cm">
            <draw:image xlink:href="Pictures/100002010000001500000017B7411A66A6696B1D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4T23:05:48.224878214</meta:creation-date>
    <dc:date>2023-01-15T00:27:37.717777651</dc:date>
    <meta:editing-duration>PT20M5S</meta:editing-duration>
    <meta:editing-cycles>1</meta:editing-cycles>
    <meta:document-statistic meta:object-count="51"/>
    <meta:generator>LibreOffice/6.4.7.2$Linux_X86_64 LibreOffice_project/40$Build-2</meta:generator>
  </office:meta>
</office:document-meta>
</file>